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ikut perintah yang memudahkan mengoperasikan linux </text:p>
      <text:p text:style-name="Standard">hostnamectl : melihat nama node, di dalamnya juga terdapat kernel yg digunakan</text:p>
      <text:p text:style-name="Standard"/>
      <text:p text:style-name="Standard">delete aplikasi (contoh: mariadb-server): </text:p>
      <text:p text:style-name="Standard">matikan service dahulu : systemctl stop mariadb-server</text:p>
      <text:p text:style-name="Standard">menghapus paket : apt purge mariadb-server</text:p>
      <text:p text:style-name="Standard">hapus konfigurasi dan data : rm -r /var/lib/mysql</text:p>
      <text:p text:style-name="Standard">rm -r /etc/mysql</text:p>
      <text:p text:style-name="Standard">rm -r /var/log/mysql</text:p>
      <text:p text:style-name="Standard">perintah eksekusi hapus package : apt autoremove</text:p>
      <text:p text:style-name="Standard">cek di systemctl status mariadb-server</text:p>
      <text:p text:style-name="Standard"/>
      <text:p text:style-name="Standard">ganti nama hostname : hostnamectl set-hostname iprapansible atau nano /etc/hostname</text:p>
      <text:p text:style-name="Standard">nano /etc/hosts</text:p>
      <text:p text:style-name="Standard">ceknya, jangan lupa reboot : hostnamectl</text:p>
      <text:p text:style-name="Standard"/>
      <text:p text:style-name="Standard">cek port yang terpakai (3 perintah: netstat ; ss ; lsof) </text:p>
      <text:p text:style-name="Standard">netstat</text:p>
      <text:p text:style-name="Standard">ss -tunlp</text:p>
      <text:p text:style-name="Standard">lsof -nP -iTCP -sTCP:LISTEN</text:p>
      <text:p text:style-name="Standard"/>
      <text:p text:style-name="Standard">cek paket yang terinstall di host (-l adalah list) : dpkg -l </text:p>
      <text:p text:style-name="Standard">menghubungkan perintah : | </text:p>
      <text:p text:style-name="Standard">menfilter kata tertentu (misal: apache) : grep apache</text:p>
      <text:p text:style-name="Standard">cek paket dengan filter apache saja yg tampil : dpkg -l | grep apache</text:p>
      <text:p text:style-name="Standard"><text:soft-page-break/></text:p>
      <text:p text:style-name="Standard">tengok directory saat ini ada dmn : pwd</text:p>
      <text:p text:style-name="Standard"/>
      <text:p text:style-name="Standard">struktur direktory/ folder ubuntu server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d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d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148" meta:character-count="969" meta:non-whitespace-character-count="838"/>
    <meta:generator>LibreOfficeDev/6.0.5.2$Linux_X86_64 LibreOffice_project/</meta:generator>
  </office:meta>
</office:document-meta>
</file>